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" svg:font-family="Cambri"/>
    <style:font-face style:name="Cambria" svg:font-family="Cambria"/>
    <style:font-face style:name="Calibri" svg:font-family="Calibri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1.247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577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style:font-name="Bitstream Vera Serif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Bitstream Vera Seri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Vera Serif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Vera Serif" fo:font-size="11pt" fo:language="es" fo:country="CO" style:font-name-asian="Noto Sans CJK SC" style:font-size-asian="11pt" style:font-name-complex="Calibri" style:font-size-complex="11pt"/>
    </style:style>
    <style:style style:name="ce3" style:family="table-cell" style:parent-style-name="Default">
      <style:text-properties style:font-name="Calibri" fo:font-size="11pt" fo:language="es" fo:country="CO" style:font-name-asian="Noto Sans CJK SC" style:font-size-asian="11pt" style:font-name-complex="Calibri" style:font-size-complex="11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Bitstream Vera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Numero</text:p>
          </table:table-cell>
          <table:table-cell table:style-name="ce5" office:value-type="string" calcext:value-type="string">
            <text:p>Nombre emisora</text:p>
          </table:table-cell>
          <table:table-cell table:style-name="ce5" office:value-type="string" calcext:value-type="string">
            <text:p>Frecuencia operación (MHz)</text:p>
          </table:table-cell>
          <table:table-cell table:style-name="ce5" office:value-type="string" calcext:value-type="string">
            <text:p>Ancho de banda señal recibida</text:p>
          </table:table-cell>
          <table:table-cell table:style-name="ce5" office:value-type="string" calcext:value-type="string">
            <text:p>señal L+R</text:p>
            <text:p>(SI/NO)</text:p>
          </table:table-cell>
          <table:table-cell table:style-name="ce5" office:value-type="string" calcext:value-type="string">
            <text:p>Pilot </text:p>
            <text:p>(SI/NO)</text:p>
          </table:table-cell>
          <table:table-cell table:style-name="ce5" office:value-type="string" calcext:value-type="string">
            <text:p>Señal L-R</text:p>
            <text:p>(SI/NO)</text:p>
          </table:table-cell>
          <table:table-cell table:style-name="ce5" office:value-type="string" calcext:value-type="string">
            <text:p>señal RBDS</text:p>
            <text:p>(SI/NO)</text:p>
          </table:table-cell>
          <table:table-cell table:style-name="ce5" office:value-type="string" calcext:value-type="string">
            <text:p>Emisora registrada </text:p>
          </table:table-cell>
          <table:table-cell table:style-name="ce10" office:value-type="string" calcext:value-type="string">
            <text:p>Imagen de evidencia</text:p>
          </table:table-cell>
          <table:table-cell table:number-columns-repeated="5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W RADIO</text:p>
          </table:table-cell>
          <table:table-cell table:style-name="ce4" office:value-type="string" calcext:value-type="string">
            <text:p>90.7</text:p>
          </table:table-cell>
          <table:table-cell table:style-name="ce4" office:value-type="string" calcext:value-type="string">
            <text:p>150kHz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0.7.png" xlink:type="simple">https://github.com/JhonatanF09/GNURADIO_LABCOMUIS_2023_1_J1B_G4/blob/main/Laboratorio_4/PARTE%20A/90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EMISORA DE INTERÉS PÚBLICO EN BUCARAMANGA</text:p>
          </table:table-cell>
          <table:table-cell table:style-name="ce4" office:value-type="string" calcext:value-type="string">
            <text:p>91.7</text:p>
          </table:table-cell>
          <table:table-cell table:style-name="ce4" office:value-type="string" calcext:value-type="string">
            <text:p>156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1.7.png" xlink:type="simple">https://github.com/JhonatanF09/GNURADIO_LABCOMUIS_2023_1_J1B_G4/blob/main/Laboratorio_4/PARTE A/91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RADIO NACIONAL DE COLOMBIA</text:p>
          </table:table-cell>
          <table:table-cell table:style-name="ce4" office:value-type="string" calcext:value-type="string">
            <text:p>92.3</text:p>
          </table:table-cell>
          <table:table-cell table:style-name="ce4" office:value-type="string" calcext:value-type="string">
            <text:p>230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2.3.png" xlink:type="simple">https://github.com/JhonatanF09/GNURADIO_LABCOMUIS_2023_1_J1B_G4/blob/main/Laboratorio_4/PARTE A/92.3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OLOMBIA ESTEREO</text:p>
          </table:table-cell>
          <table:table-cell table:style-name="ce4" office:value-type="string" calcext:value-type="string">
            <text:p>92.9</text:p>
          </table:table-cell>
          <table:table-cell table:style-name="ce4" office:value-type="string" calcext:value-type="string">
            <text:p>136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2.9.png" xlink:type="simple">https://github.com/JhonatanF09/GNURADIO_LABCOMUIS_2023_1_J1B_G4/blob/main/Laboratorio_4/PARTE A/92.9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LA BRUJULA FM</text:p>
          </table:table-cell>
          <table:table-cell table:style-name="ce4" office:value-type="string" calcext:value-type="string">
            <text:p>93.4 </text:p>
          </table:table-cell>
          <table:table-cell table:style-name="ce4" office:value-type="string" calcext:value-type="string">
            <text:p>184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3.4.png" xlink:type="simple">https://github.com/JhonatanF09/GNURADIO_LABCOMUIS_2023_1_J1B_G4/blob/main/Laboratorio_4/PARTE A/93.4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LINDA ESTEREO</text:p>
          </table:table-cell>
          <table:table-cell table:style-name="ce4" office:value-type="string" calcext:value-type="string">
            <text:p>95.1</text:p>
          </table:table-cell>
          <table:table-cell table:style-name="ce4" office:value-type="string" calcext:value-type="string">
            <text:p>272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5.1.png" xlink:type="simple">https://github.com/JhonatanF09/GNURADIO_LABCOMUIS_2023_1_J1B_G4/blob/main/Laboratorio_4/PARTE A/95.1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ROPICANA</text:p>
          </table:table-cell>
          <table:table-cell table:style-name="ce4" office:value-type="string" calcext:value-type="string">
            <text:p>95.7</text:p>
          </table:table-cell>
          <table:table-cell table:style-name="ce4" office:value-type="string" calcext:value-type="string">
            <text:p>188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5.7.png" xlink:type="simple">https://github.com/JhonatanF09/GNURADIO_LABCOMUIS_2023_1_J1B_G4/blob/main/Laboratorio_4/PARTE A/95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ANTO TOMAS ESTEREO</text:p>
          </table:table-cell>
          <table:table-cell table:style-name="ce4" office:value-type="string" calcext:value-type="string">
            <text:p>96.2</text:p>
          </table:table-cell>
          <table:table-cell table:style-name="ce4" office:value-type="string" calcext:value-type="string">
            <text:p>146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6.2.png" xlink:type="simple">https://github.com/JhonatanF09/GNURADIO_LABCOMUIS_2023_1_J1B_G4/blob/main/Laboratorio_4/PARTE A/96.2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UIS FM</text:p>
          </table:table-cell>
          <table:table-cell table:style-name="ce4" office:value-type="string" calcext:value-type="string">
            <text:p>96.9</text:p>
          </table:table-cell>
          <table:table-cell table:style-name="ce4" office:value-type="string" calcext:value-type="string">
            <text:p>132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6.9.png" xlink:type="simple">https://github.com/JhonatanF09/GNURADIO_LABCOMUIS_2023_1_J1B_G4/blob/main/Laboratorio_4/PARTE A/96.9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LA FM</text:p>
          </table:table-cell>
          <table:table-cell table:style-name="ce4" office:value-type="string" calcext:value-type="string">
            <text:p>99.7</text:p>
          </table:table-cell>
          <table:table-cell table:style-name="ce4" office:value-type="string" calcext:value-type="string">
            <text:p>187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99.7.png" xlink:type="simple">https://github.com/JhonatanF09/GNURADIO_LABCOMUIS_2023_1_J1B_G4/blob/main/Laboratorio_4/PARTE A/99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MISORA DE INTERÉS PÚBLICO EN BUCARAMANGA</text:p>
          </table:table-cell>
          <table:table-cell table:style-name="ce4" office:value-type="string" calcext:value-type="string">
            <text:p>100.7</text:p>
          </table:table-cell>
          <table:table-cell table:style-name="ce4" office:value-type="string" calcext:value-type="string">
            <text:p>190kHz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100.7.png" xlink:type="simple">https://github.com/JhonatanF09/GNURADIO_LABCOMUIS_2023_1_J1B_G4/blob/main/Laboratorio_4/PARTE A/100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UTS TU RADIO ESTEREO</text:p>
          </table:table-cell>
          <table:table-cell table:style-name="ce4" office:value-type="string" calcext:value-type="string">
            <text:p>101.7</text:p>
          </table:table-cell>
          <table:table-cell table:style-name="ce4" office:value-type="string" calcext:value-type="string">
            <text:p>170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ES PUBLICO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101.7.png" xlink:type="simple">https://github.com/JhonatanF09/GNURADIO_LABCOMUIS_2023_1_J1B_G4/blob/main/Laboratorio_4/PARTE A/101.7.png</text:a></text:p>
          </table:table-cell>
          <table:table-cell table:number-columns-repeated="5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LA MEGA ESTEREO</text:p>
          </table:table-cell>
          <table:table-cell table:style-name="ce4" office:value-type="string" calcext:value-type="string">
            <text:p>102.5</text:p>
          </table:table-cell>
          <table:table-cell table:style-name="ce4" office:value-type="string" calcext:value-type="string">
            <text:p>159kHz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ERCIAL</text:p>
          </table:table-cell>
          <table:table-cell table:style-name="ce11" office:value-type="string" calcext:value-type="string">
            <text:p><text:a xlink:href="https://github.com/JhonatanF09/GNURADIO_LABCOMUIS_2023_1_J1B_G4/blob/main/Laboratorio_4/PARTE%20A/102.5.png" xlink:type="simple">https://github.com/JhonatanF09/GNURADIO_LABCOMUIS_2023_1_J1B_G4/blob/main/Laboratorio_4/PARTE A/102.5.png</text:a></text:p>
          </table:table-cell>
          <table:table-cell table:number-columns-repeated="54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table:style-name="ce3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7"/>
          <table:table-cell table:style-name="ce3"/>
          <table:table-cell table:number-columns-repeated="56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Hoja 1'.A2:'Hoja 1'.J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" svg:font-family="Cambri"/>
    <style:font-face style:name="Cambria" svg:font-family="Cambria"/>
    <style:font-face style:name="Calibri" svg:font-family="Calibri" style:font-family-generic="swiss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3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4P0"/>
    </number:currency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6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8:38:36.028107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1T19:26:37.949681668</dc:date>
    <meta:editing-duration>PT9M42S</meta:editing-duration>
    <meta:editing-cycles>3</meta:editing-cycles>
    <meta:document-statistic meta:table-count="1" meta:cell-count="140" meta:object-count="0"/>
  </office:meta>
</office:document-meta>
</file>